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5b277d" fo:wrap-option="wrap"/>
      <style:text-properties fo:color="#ffffff"/>
    </style:style>
    <style:style style:name="ce2" style:family="table-cell" style:parent-style-name="Default">
      <style:table-cell-properties fo:background-color="#ff5429" fo:wrap-option="wrap"/>
      <style:text-properties fo:color="#ffffff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Precio de venta del jabón</text:p>
          </table:table-cell>
          <table:table-cell table:style-name="ce1" office:value-type="string" calcext:value-type="string">
            <text:p>Costo variable de producción del jabón</text:p>
          </table:table-cell>
          <table:table-cell table:style-name="ce1" office:value-type="string" calcext:value-type="string">
            <text:p>Reacción rápida o lenta</text:p>
          </table:table-cell>
          <table:table-cell table:style-name="ce1" office:value-type="string" calcext:value-type="string">
            <text:p>Demanda</text:p>
          </table:table-cell>
          <table:table-cell table:style-name="ce1" office:value-type="string" calcext:value-type="string">
            <text:p>Gasto Fijo</text:p>
          </table:table-cell>
          <table:table-cell table:style-name="ce2" office:value-type="string" calcext:value-type="string">
            <text:p>Ganancia</text:p>
          </table:table-cell>
          <table:table-cell table:number-columns-repeated="2"/>
          <table:table-cell office:value-type="string" calcext:value-type="string">
            <text:p>Costo variable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Rápida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A2]-[.B2])*([.D2])-[.E2]" office:value-type="float" office:value="200" calcext:value-type="float">
            <text:p>200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Reacción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ápido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A3]-[.B3])*([.D3])-[.E3]" office:value-type="float" office:value="0" calcext:value-type="float">
            <text:p>0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/>
          <table:table-cell office:value-type="string" calcext:value-type="string">
            <text:p>Rápido</text:p>
          </table:table-cell>
          <table:table-cell office:value-type="string" calcext:value-type="string">
            <text:p>Lent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Rápida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]-[.B4])*([.D4])-[.E4]" office:value-type="float" office:value="-1920" calcext:value-type="float">
            <text:p>-1920</text:p>
          </table:table-cell>
          <table:table-cell table:number-columns-repeated="2"/>
          <table:table-cell office:value-type="float" office:value="0.98" calcext:value-type="float">
            <text:p>0.98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Lenta</text:p>
          </table:table-cell>
          <table:table-cell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5]-[.B5])*([.D5])-[.E5]" office:value-type="float" office:value="2480" calcext:value-type="float">
            <text:p>2480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Rápida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]-[.B6])*([.D6])-[.E6]" office:value-type="float" office:value="-2400" calcext:value-type="float">
            <text:p>-2400</text:p>
          </table:table-cell>
          <table:table-cell table:number-columns-repeated="2"/>
          <table:table-cell table:style-name="ce5" office:value-type="float" office:value="1" calcext:value-type="float">
            <text:p>1.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]-[.B7])*([.D7])-[.E7]" office:value-type="float" office:value="-1840" calcext:value-type="float">
            <text:p>-1840</text:p>
          </table:table-cell>
          <table:table-cell table:number-columns-repeated="2"/>
          <table:table-cell office:value-type="float" office:value="1.01" calcext:value-type="float">
            <text:p>1.0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]-[.B8])*([.D8])-[.E8]" office:value-type="float" office:value="-500" calcext:value-type="float">
            <text:p>-500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]-[.B9])*([.D9])-[.E9]" office:value-type="float" office:value="300" calcext:value-type="float">
            <text:p>300</text:p>
          </table:table-cell>
          <table:table-cell table:number-columns-repeated="2"/>
          <table:table-cell office:value-type="float" office:value="1.03" calcext:value-type="float">
            <text:p>1.03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0]-[.B10])*([.D10])-[.E10]" office:value-type="float" office:value="-500" calcext:value-type="float">
            <text:p>-500</text:p>
          </table:table-cell>
          <table:table-cell table:number-columns-repeated="2"/>
          <table:table-cell office:value-type="float" office:value="1.04" calcext:value-type="float">
            <text:p>1.0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1]-[.B11])*([.D11])-[.E11]" office:value-type="float" office:value="-2160" calcext:value-type="float">
            <text:p>-216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2]-[.B12])*([.D12])-[.E12]" office:value-type="float" office:value="890" calcext:value-type="float">
            <text:p>890</text:p>
          </table:table-cell>
          <table:table-cell table:number-columns-repeated="2"/>
          <table:table-cell office:value-type="float" office:value="1.06" calcext:value-type="float">
            <text:p>1.0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3]-[.B13])*([.D13])-[.E13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4]-[.B14])*([.D14])-[.E14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5]-[.B15])*([.D15])-[.E15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6]-[.B16])*([.D16])-[.E16]"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CHOOSE(RANDBETWEEN(1,2), "Rápida","Lenta")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7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7]-[.B17])*([.D17])-[.E17]"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8]-[.B18])*([.D18])-[.E1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9]-[.B19])*([.D19])-[.E19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0]-[.B20])*([.D20])-[.E20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1]-[.B21])*([.D21])-[.E21]" office:value-type="float" office:value="-2400" calcext:value-type="float">
            <text:p>-2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2]-[.B22])*([.D22])-[.E2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3]-[.B23])*([.D23])-[.E23]" office:value-type="float" office:value="1880" calcext:value-type="float">
            <text:p>18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4]-[.B24])*([.D24])-[.E24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5]-[.B25])*([.D25])-[.E25]" office:value-type="float" office:value="890" calcext:value-type="float">
            <text:p>8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6]-[.B26])*([.D26])-[.E26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7]-[.B27])*([.D27])-[.E27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8]-[.B28])*([.D28])-[.E28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9]-[.B29])*([.D29])-[.E29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0]-[.B30])*([.D30])-[.E30]" office:value-type="float" office:value="-1000" calcext:value-type="float">
            <text:p>-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1]-[.B31])*([.D31])-[.E31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2]-[.B32])*([.D32])-[.E32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3]-[.B33])*([.D33])-[.E33]" office:value-type="float" office:value="-1680" calcext:value-type="float">
            <text:p>-16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4]-[.B34])*([.D34])-[.E34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5]-[.B35])*([.D35])-[.E35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6]-[.B36])*([.D36])-[.E36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7]-[.B37])*([.D37])-[.E37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8]-[.B38])*([.D38])-[.E38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9]-[.B39])*([.D39])-[.E39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0]-[.B40])*([.D40])-[.E40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1]-[.B41])*([.D41])-[.E41]" office:value-type="float" office:value="890" calcext:value-type="float">
            <text:p>8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2]-[.B42])*([.D42])-[.E42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3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3]-[.B43])*([.D43])-[.E43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4]-[.B44])*([.D44])-[.E44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5]-[.B45])*([.D45])-[.E45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6]-[.B46])*([.D46])-[.E46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7]-[.B47])*([.D47])-[.E47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8]-[.B48])*([.D48])-[.E4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9]-[.B49])*([.D49])-[.E49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0]-[.B50])*([.D50])-[.E50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1]-[.B51])*([.D51])-[.E51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2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2]-[.B52])*([.D52])-[.E52]" office:value-type="float" office:value="-2400" calcext:value-type="float">
            <text:p>-2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3]-[.B53])*([.D53])-[.E53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4]-[.B54])*([.D54])-[.E54]" office:value-type="float" office:value="-1000" calcext:value-type="float">
            <text:p>-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5]-[.B55])*([.D55])-[.E55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6]-[.B56])*([.D56])-[.E56]" office:value-type="float" office:value="-1360" calcext:value-type="float">
            <text:p>-1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7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7]-[.B57])*([.D57])-[.E57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8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58]-[.B58])*([.D58])-[.E58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9]-[.B59])*([.D59])-[.E59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0]-[.B60])*([.D60])-[.E60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1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1]-[.B61])*([.D61])-[.E61]" office:value-type="float" office:value="-1360" calcext:value-type="float">
            <text:p>-1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2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2]-[.B62])*([.D62])-[.E62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3]-[.B63])*([.D63])-[.E63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4]-[.B64])*([.D64])-[.E6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5]-[.B65])*([.D65])-[.E65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6]-[.B66])*([.D66])-[.E6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7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7]-[.B67])*([.D67])-[.E67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8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8]-[.B68])*([.D68])-[.E68]" office:value-type="float" office:value="2120" calcext:value-type="float">
            <text:p>21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9]-[.B69])*([.D69])-[.E69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0]-[.B70])*([.D70])-[.E70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1]-[.B71])*([.D71])-[.E71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2]-[.B72])*([.D72])-[.E72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3]-[.B73])*([.D73])-[.E73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4]-[.B74])*([.D74])-[.E74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5]-[.B75])*([.D75])-[.E75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6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6]-[.B76])*([.D76])-[.E76]" office:value-type="float" office:value="2480" calcext:value-type="float">
            <text:p>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7]-[.B77])*([.D77])-[.E77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8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8]-[.B78])*([.D78])-[.E78]" office:value-type="float" office:value="2120" calcext:value-type="float">
            <text:p>21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9]-[.B79])*([.D79])-[.E79]" office:value-type="float" office:value="1880" calcext:value-type="float">
            <text:p>18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0]-[.B80])*([.D80])-[.E80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1]-[.B81])*([.D81])-[.E81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2]-[.B82])*([.D82])-[.E82]" office:value-type="float" office:value="2120" calcext:value-type="float">
            <text:p>21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3]-[.B83])*([.D83])-[.E83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4]-[.B84])*([.D84])-[.E84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5]-[.B85])*([.D85])-[.E85]" office:value-type="float" office:value="-1680" calcext:value-type="float">
            <text:p>-16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6]-[.B86])*([.D86])-[.E86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7]-[.B87])*([.D87])-[.E87]" office:value-type="float" office:value="-1090" calcext:value-type="float">
            <text:p>-10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8]-[.B88])*([.D88])-[.E88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9]-[.B89])*([.D89])-[.E89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0]-[.B90])*([.D90])-[.E90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1]-[.B91])*([.D91])-[.E91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2]-[.B92])*([.D92])-[.E92]" office:value-type="float" office:value="1880" calcext:value-type="float">
            <text:p>18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3]-[.B93])*([.D93])-[.E93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4]-[.B94])*([.D94])-[.E94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5]-[.B95])*([.D95])-[.E95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6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6]-[.B96])*([.D96])-[.E96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7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7]-[.B97])*([.D97])-[.E97]" office:value-type="float" office:value="890" calcext:value-type="float">
            <text:p>8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8]-[.B98])*([.D98])-[.E98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9]-[.B99])*([.D99])-[.E99]" office:value-type="float" office:value="340" calcext:value-type="float">
            <text:p>3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0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00]-[.B100])*([.D100])-[.E100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0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01]-[.B101])*([.D101])-[.E10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0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02]-[.B102])*([.D102])-[.E102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0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03]-[.B103])*([.D103])-[.E103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0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04]-[.B104])*([.D104])-[.E104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0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05]-[.B105])*([.D105])-[.E105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0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06]-[.B106])*([.D106])-[.E106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0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07]-[.B107])*([.D107])-[.E107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08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08]-[.B108])*([.D108])-[.E108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0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09]-[.B109])*([.D109])-[.E109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1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10]-[.B110])*([.D110])-[.E110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1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11]-[.B111])*([.D111])-[.E111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1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12]-[.B112])*([.D112])-[.E112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1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13]-[.B113])*([.D113])-[.E113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1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14]-[.B114])*([.D114])-[.E114]" office:value-type="float" office:value="2480" calcext:value-type="float">
            <text:p>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1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15]-[.B115])*([.D115])-[.E115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16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16]-[.B116])*([.D116])-[.E116]"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1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17]-[.B117])*([.D117])-[.E117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1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18]-[.B118])*([.D118])-[.E118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1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19]-[.B119])*([.D119])-[.E119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20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20]-[.B120])*([.D120])-[.E120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2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21]-[.B121])*([.D121])-[.E121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2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22]-[.B122])*([.D122])-[.E122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2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23]-[.B123])*([.D123])-[.E123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2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24]-[.B124])*([.D124])-[.E124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2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25]-[.B125])*([.D125])-[.E125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2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26]-[.B126])*([.D126])-[.E126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2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27]-[.B127])*([.D127])-[.E127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28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28]-[.B128])*([.D128])-[.E128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2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29]-[.B129])*([.D129])-[.E129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3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30]-[.B130])*([.D130])-[.E130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3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31]-[.B131])*([.D131])-[.E131]" office:value-type="float" office:value="2480" calcext:value-type="float">
            <text:p>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32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32]-[.B132])*([.D132])-[.E132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3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33]-[.B133])*([.D133])-[.E133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3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34]-[.B134])*([.D134])-[.E134]" office:value-type="float" office:value="-1000" calcext:value-type="float">
            <text:p>-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3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35]-[.B135])*([.D135])-[.E135]" office:value-type="float" office:value="-1680" calcext:value-type="float">
            <text:p>-16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3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36]-[.B136])*([.D136])-[.E136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3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37]-[.B137])*([.D137])-[.E137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3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38]-[.B138])*([.D138])-[.E138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3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39]-[.B139])*([.D139])-[.E139]" office:value-type="float" office:value="2120" calcext:value-type="float">
            <text:p>21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4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40]-[.B140])*([.D140])-[.E140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4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41]-[.B141])*([.D141])-[.E141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4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42]-[.B142])*([.D142])-[.E142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4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43]-[.B143])*([.D143])-[.E143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4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44]-[.B144])*([.D144])-[.E144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4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45]-[.B145])*([.D145])-[.E145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4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46]-[.B146])*([.D146])-[.E146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4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47]-[.B147])*([.D147])-[.E147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4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48]-[.B148])*([.D148])-[.E148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4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49]-[.B149])*([.D149])-[.E149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5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50]-[.B150])*([.D150])-[.E150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5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51]-[.B151])*([.D151])-[.E151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5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52]-[.B152])*([.D152])-[.E152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5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53]-[.B153])*([.D153])-[.E153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5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54]-[.B154])*([.D154])-[.E154]" office:value-type="float" office:value="1400" calcext:value-type="float">
            <text:p>1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5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55]-[.B155])*([.D155])-[.E155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56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56]-[.B156])*([.D156])-[.E156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5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57]-[.B157])*([.D157])-[.E157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5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58]-[.B158])*([.D158])-[.E158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5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59]-[.B159])*([.D159])-[.E159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60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60]-[.B160])*([.D160])-[.E160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6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61]-[.B161])*([.D161])-[.E161]" office:value-type="float" office:value="1880" calcext:value-type="float">
            <text:p>18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62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62]-[.B162])*([.D162])-[.E162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6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63]-[.B163])*([.D163])-[.E163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64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64]-[.B164])*([.D164])-[.E164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6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65]-[.B165])*([.D165])-[.E165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6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66]-[.B166])*([.D166])-[.E166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6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67]-[.B167])*([.D167])-[.E167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6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68]-[.B168])*([.D168])-[.E168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6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69]-[.B169])*([.D169])-[.E169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70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70]-[.B170])*([.D170])-[.E170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7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71]-[.B171])*([.D171])-[.E171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72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72]-[.B172])*([.D172])-[.E172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7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73]-[.B173])*([.D173])-[.E173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7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74]-[.B174])*([.D174])-[.E174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7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75]-[.B175])*([.D175])-[.E175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7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76]-[.B176])*([.D176])-[.E176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77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77]-[.B177])*([.D177])-[.E177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7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78]-[.B178])*([.D178])-[.E178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7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79]-[.B179])*([.D179])-[.E179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8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80]-[.B180])*([.D180])-[.E180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8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81]-[.B181])*([.D181])-[.E181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8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82]-[.B182])*([.D182])-[.E182]" office:value-type="float" office:value="2480" calcext:value-type="float">
            <text:p>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8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83]-[.B183])*([.D183])-[.E183]" office:value-type="float" office:value="-1090" calcext:value-type="float">
            <text:p>-10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8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84]-[.B184])*([.D184])-[.E184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8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85]-[.B185])*([.D185])-[.E185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8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86]-[.B186])*([.D186])-[.E186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8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87]-[.B187])*([.D187])-[.E187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8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88]-[.B188])*([.D188])-[.E188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8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89]-[.B189])*([.D189])-[.E18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9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90]-[.B190])*([.D190])-[.E190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9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91]-[.B191])*([.D191])-[.E191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9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92]-[.B192])*([.D192])-[.E192]" office:value-type="float" office:value="340" calcext:value-type="float">
            <text:p>3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9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93]-[.B193])*([.D193])-[.E193]" office:value-type="float" office:value="-1000" calcext:value-type="float">
            <text:p>-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9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94]-[.B194])*([.D194])-[.E194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9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95]-[.B195])*([.D195])-[.E195]" office:value-type="float" office:value="890" calcext:value-type="float">
            <text:p>8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9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196]-[.B196])*([.D196])-[.E196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9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97]-[.B197])*([.D197])-[.E197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9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98]-[.B198])*([.D198])-[.E198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9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199]-[.B199])*([.D199])-[.E199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0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00]-[.B200])*([.D200])-[.E200]" office:value-type="float" office:value="2120" calcext:value-type="float">
            <text:p>21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0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01]-[.B201])*([.D201])-[.E201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0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02]-[.B202])*([.D202])-[.E202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0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03]-[.B203])*([.D203])-[.E203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0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04]-[.B204])*([.D204])-[.E204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0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05]-[.B205])*([.D205])-[.E205]" office:value-type="float" office:value="-1680" calcext:value-type="float">
            <text:p>-16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06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06]-[.B206])*([.D206])-[.E206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0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07]-[.B207])*([.D207])-[.E207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0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08]-[.B208])*([.D208])-[.E208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0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09]-[.B209])*([.D209])-[.E209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1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10]-[.B210])*([.D210])-[.E210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1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11]-[.B211])*([.D211])-[.E211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1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12]-[.B212])*([.D212])-[.E212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1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13]-[.B213])*([.D213])-[.E213]" office:value-type="float" office:value="1880" calcext:value-type="float">
            <text:p>18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1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14]-[.B214])*([.D214])-[.E214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1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15]-[.B215])*([.D215])-[.E215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1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16]-[.B216])*([.D216])-[.E216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1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17]-[.B217])*([.D217])-[.E217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18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18]-[.B218])*([.D218])-[.E218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1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19]-[.B219])*([.D219])-[.E219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2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20]-[.B220])*([.D220])-[.E220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21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21]-[.B221])*([.D221])-[.E221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22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22]-[.B222])*([.D222])-[.E222]" office:value-type="float" office:value="-1680" calcext:value-type="float">
            <text:p>-16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2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23]-[.B223])*([.D223])-[.E223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2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24]-[.B224])*([.D224])-[.E224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2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25]-[.B225])*([.D225])-[.E225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2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26]-[.B226])*([.D226])-[.E226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2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27]-[.B227])*([.D227])-[.E2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2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28]-[.B228])*([.D228])-[.E228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2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29]-[.B229])*([.D229])-[.E229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3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30]-[.B230])*([.D230])-[.E230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3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31]-[.B231])*([.D231])-[.E231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3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32]-[.B232])*([.D232])-[.E232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3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33]-[.B233])*([.D233])-[.E233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3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34]-[.B234])*([.D234])-[.E234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3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35]-[.B235])*([.D235])-[.E235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3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36]-[.B236])*([.D236])-[.E236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3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37]-[.B237])*([.D237])-[.E237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3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38]-[.B238])*([.D238])-[.E238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3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39]-[.B239])*([.D239])-[.E239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4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40]-[.B240])*([.D240])-[.E240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4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41]-[.B241])*([.D241])-[.E241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4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42]-[.B242])*([.D242])-[.E242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43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43]-[.B243])*([.D243])-[.E243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4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44]-[.B244])*([.D244])-[.E244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4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45]-[.B245])*([.D245])-[.E245]" office:value-type="float" office:value="890" calcext:value-type="float">
            <text:p>8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4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46]-[.B246])*([.D246])-[.E246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4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47]-[.B247])*([.D247])-[.E247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48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48]-[.B248])*([.D248])-[.E248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4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49]-[.B249])*([.D249])-[.E249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5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50]-[.B250])*([.D250])-[.E250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5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51]-[.B251])*([.D251])-[.E251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5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52]-[.B252])*([.D252])-[.E252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5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53]-[.B253])*([.D253])-[.E253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5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54]-[.B254])*([.D254])-[.E254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5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55]-[.B255])*([.D255])-[.E255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56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56]-[.B256])*([.D256])-[.E256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5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57]-[.B257])*([.D257])-[.E257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5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58]-[.B258])*([.D258])-[.E258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5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59]-[.B259])*([.D259])-[.E259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6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60]-[.B260])*([.D260])-[.E260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6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61]-[.B261])*([.D261])-[.E261]" office:value-type="float" office:value="-1680" calcext:value-type="float">
            <text:p>-16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6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62]-[.B262])*([.D262])-[.E262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6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63]-[.B263])*([.D263])-[.E263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6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64]-[.B264])*([.D264])-[.E264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6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65]-[.B265])*([.D265])-[.E265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6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66]-[.B266])*([.D266])-[.E266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6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67]-[.B267])*([.D267])-[.E267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6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68]-[.B268])*([.D268])-[.E268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6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69]-[.B269])*([.D269])-[.E269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7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70]-[.B270])*([.D270])-[.E270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7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71]-[.B271])*([.D271])-[.E271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7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72]-[.B272])*([.D272])-[.E272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7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73]-[.B273])*([.D273])-[.E273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7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74]-[.B274])*([.D274])-[.E274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7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75]-[.B275])*([.D275])-[.E275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7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76]-[.B276])*([.D276])-[.E276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7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77]-[.B277])*([.D277])-[.E277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7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78]-[.B278])*([.D278])-[.E278]" office:value-type="float" office:value="890" calcext:value-type="float">
            <text:p>8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7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79]-[.B279])*([.D279])-[.E279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8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80]-[.B280])*([.D280])-[.E280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81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81]-[.B281])*([.D281])-[.E281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82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82]-[.B282])*([.D282])-[.E282]" office:value-type="float" office:value="-1090" calcext:value-type="float">
            <text:p>-10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8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83]-[.B283])*([.D283])-[.E283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8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284]-[.B284])*([.D284])-[.E284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8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85]-[.B285])*([.D285])-[.E285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8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86]-[.B286])*([.D286])-[.E286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8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87]-[.B287])*([.D287])-[.E287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8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88]-[.B288])*([.D288])-[.E28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8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89]-[.B289])*([.D289])-[.E289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9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90]-[.B290])*([.D290])-[.E290]" office:value-type="float" office:value="1880" calcext:value-type="float">
            <text:p>18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9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91]-[.B291])*([.D291])-[.E291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9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92]-[.B292])*([.D292])-[.E29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9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93]-[.B293])*([.D293])-[.E29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9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94]-[.B294])*([.D294])-[.E294]" office:value-type="float" office:value="2120" calcext:value-type="float">
            <text:p>21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9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95]-[.B295])*([.D295])-[.E295]" office:value-type="float" office:value="-1000" calcext:value-type="float">
            <text:p>-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9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296]-[.B296])*([.D296])-[.E296]" office:value-type="float" office:value="-1360" calcext:value-type="float">
            <text:p>-1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9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297]-[.B297])*([.D297])-[.E297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298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298]-[.B298])*([.D298])-[.E298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29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299]-[.B299])*([.D299])-[.E299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0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00]-[.B300])*([.D300])-[.E300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0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301]-[.B301])*([.D301])-[.E301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0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302]-[.B302])*([.D302])-[.E302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0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03]-[.B303])*([.D303])-[.E303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0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04]-[.B304])*([.D304])-[.E304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0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05]-[.B305])*([.D305])-[.E305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0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06]-[.B306])*([.D306])-[.E306]" office:value-type="float" office:value="-1090" calcext:value-type="float">
            <text:p>-10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0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07]-[.B307])*([.D307])-[.E30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0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08]-[.B308])*([.D308])-[.E308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0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09]-[.B309])*([.D309])-[.E309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1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310]-[.B310])*([.D310])-[.E310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1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11]-[.B311])*([.D311])-[.E311]" office:value-type="float" office:value="340" calcext:value-type="float">
            <text:p>3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1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12]-[.B312])*([.D312])-[.E312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1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13]-[.B313])*([.D313])-[.E313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1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14]-[.B314])*([.D314])-[.E314]"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1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15]-[.B315])*([.D315])-[.E315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1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16]-[.B316])*([.D316])-[.E316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1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317]-[.B317])*([.D317])-[.E317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1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18]-[.B318])*([.D318])-[.E318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1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19]-[.B319])*([.D319])-[.E319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20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20]-[.B320])*([.D320])-[.E320]" office:value-type="float" office:value="890" calcext:value-type="float">
            <text:p>8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2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21]-[.B321])*([.D321])-[.E321]"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2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22]-[.B322])*([.D322])-[.E322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2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23]-[.B323])*([.D323])-[.E323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2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24]-[.B324])*([.D324])-[.E324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2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25]-[.B325])*([.D325])-[.E325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2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26]-[.B326])*([.D326])-[.E326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2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27]-[.B327])*([.D327])-[.E327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2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28]-[.B328])*([.D328])-[.E328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2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29]-[.B329])*([.D329])-[.E329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3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30]-[.B330])*([.D330])-[.E330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3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31]-[.B331])*([.D331])-[.E331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3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332]-[.B332])*([.D332])-[.E332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3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33]-[.B333])*([.D333])-[.E333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3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34]-[.B334])*([.D334])-[.E334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3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35]-[.B335])*([.D335])-[.E3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3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36]-[.B336])*([.D336])-[.E336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3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37]-[.B337])*([.D337])-[.E337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38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38]-[.B338])*([.D338])-[.E338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3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39]-[.B339])*([.D339])-[.E339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4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340]-[.B340])*([.D340])-[.E340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4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41]-[.B341])*([.D341])-[.E341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42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42]-[.B342])*([.D342])-[.E342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4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343]-[.B343])*([.D343])-[.E343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4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44]-[.B344])*([.D344])-[.E344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4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345]-[.B345])*([.D345])-[.E345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4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46]-[.B346])*([.D346])-[.E346]" office:value-type="float" office:value="-1000" calcext:value-type="float">
            <text:p>-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4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47]-[.B347])*([.D347])-[.E347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4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48]-[.B348])*([.D348])-[.E348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4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49]-[.B349])*([.D349])-[.E349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5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50]-[.B350])*([.D350])-[.E350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5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51]-[.B351])*([.D351])-[.E351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5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52]-[.B352])*([.D352])-[.E352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53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53]-[.B353])*([.D353])-[.E353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5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54]-[.B354])*([.D354])-[.E354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5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55]-[.B355])*([.D355])-[.E355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5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56]-[.B356])*([.D356])-[.E356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5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357]-[.B357])*([.D357])-[.E357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5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58]-[.B358])*([.D358])-[.E358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5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59]-[.B359])*([.D359])-[.E359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6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60]-[.B360])*([.D360])-[.E360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6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61]-[.B361])*([.D361])-[.E361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6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62]-[.B362])*([.D362])-[.E362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6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63]-[.B363])*([.D363])-[.E363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6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364]-[.B364])*([.D364])-[.E364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6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65]-[.B365])*([.D365])-[.E365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6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66]-[.B366])*([.D366])-[.E366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6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67]-[.B367])*([.D367])-[.E367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68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68]-[.B368])*([.D368])-[.E368]" office:value-type="float" office:value="-1090" calcext:value-type="float">
            <text:p>-10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6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69]-[.B369])*([.D369])-[.E369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70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70]-[.B370])*([.D370])-[.E370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7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71]-[.B371])*([.D371])-[.E371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7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72]-[.B372])*([.D372])-[.E372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7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73]-[.B373])*([.D373])-[.E373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7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74]-[.B374])*([.D374])-[.E374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7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75]-[.B375])*([.D375])-[.E375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7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76]-[.B376])*([.D376])-[.E376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7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77]-[.B377])*([.D377])-[.E377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7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78]-[.B378])*([.D378])-[.E378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7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79]-[.B379])*([.D379])-[.E379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8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80]-[.B380])*([.D380])-[.E380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8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381]-[.B381])*([.D381])-[.E381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82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82]-[.B382])*([.D382])-[.E382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8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83]-[.B383])*([.D383])-[.E383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8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84]-[.B384])*([.D384])-[.E384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8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85]-[.B385])*([.D385])-[.E385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8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86]-[.B386])*([.D386])-[.E386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8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87]-[.B387])*([.D387])-[.E387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8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88]-[.B388])*([.D388])-[.E388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8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89]-[.B389])*([.D389])-[.E389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9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90]-[.B390])*([.D390])-[.E390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9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391]-[.B391])*([.D391])-[.E391]" office:value-type="float" office:value="2120" calcext:value-type="float">
            <text:p>21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9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92]-[.B392])*([.D392])-[.E392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9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93]-[.B393])*([.D393])-[.E393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9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394]-[.B394])*([.D394])-[.E394]" office:value-type="float" office:value="-1360" calcext:value-type="float">
            <text:p>-1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9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95]-[.B395])*([.D395])-[.E395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96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396]-[.B396])*([.D396])-[.E396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39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397]-[.B397])*([.D397])-[.E397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9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398]-[.B398])*([.D398])-[.E398]" office:value-type="float" office:value="890" calcext:value-type="float">
            <text:p>8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39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399]-[.B399])*([.D399])-[.E399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00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00]-[.B400])*([.D400])-[.E400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0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01]-[.B401])*([.D401])-[.E401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0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02]-[.B402])*([.D402])-[.E402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0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03]-[.B403])*([.D403])-[.E403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0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04]-[.B404])*([.D404])-[.E404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0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05]-[.B405])*([.D405])-[.E405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0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06]-[.B406])*([.D406])-[.E406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0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07]-[.B407])*([.D407])-[.E407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0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08]-[.B408])*([.D408])-[.E408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0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09]-[.B409])*([.D409])-[.E409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1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10]-[.B410])*([.D410])-[.E410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1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11]-[.B411])*([.D411])-[.E411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1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12]-[.B412])*([.D412])-[.E412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1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13]-[.B413])*([.D413])-[.E413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1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14]-[.B414])*([.D414])-[.E414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1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15]-[.B415])*([.D415])-[.E415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1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16]-[.B416])*([.D416])-[.E416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1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17]-[.B417])*([.D417])-[.E417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18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18]-[.B418])*([.D418])-[.E418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1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19]-[.B419])*([.D419])-[.E419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2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20]-[.B420])*([.D420])-[.E420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2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21]-[.B421])*([.D421])-[.E421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22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22]-[.B422])*([.D422])-[.E422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2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23]-[.B423])*([.D423])-[.E423]" office:value-type="float" office:value="-1360" calcext:value-type="float">
            <text:p>-1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24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24]-[.B424])*([.D424])-[.E424]" office:value-type="float" office:value="-1680" calcext:value-type="float">
            <text:p>-16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2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25]-[.B425])*([.D425])-[.E425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2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26]-[.B426])*([.D426])-[.E426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27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27]-[.B427])*([.D427])-[.E427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2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28]-[.B428])*([.D428])-[.E428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2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29]-[.B429])*([.D429])-[.E429]" office:value-type="float" office:value="340" calcext:value-type="float">
            <text:p>3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3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30]-[.B430])*([.D430])-[.E430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31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31]-[.B431])*([.D431])-[.E431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3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32]-[.B432])*([.D432])-[.E432]" office:value-type="float" office:value="1400" calcext:value-type="float">
            <text:p>1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33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33]-[.B433])*([.D433])-[.E433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3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34]-[.B434])*([.D434])-[.E434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3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35]-[.B435])*([.D435])-[.E435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3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36]-[.B436])*([.D436])-[.E436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3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37]-[.B437])*([.D437])-[.E437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3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38]-[.B438])*([.D438])-[.E438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3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39]-[.B439])*([.D439])-[.E439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4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40]-[.B440])*([.D440])-[.E440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4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41]-[.B441])*([.D441])-[.E441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42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42]-[.B442])*([.D442])-[.E442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4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43]-[.B443])*([.D443])-[.E443]" office:value-type="float" office:value="-1360" calcext:value-type="float">
            <text:p>-1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4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44]-[.B444])*([.D444])-[.E444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4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45]-[.B445])*([.D445])-[.E445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4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46]-[.B446])*([.D446])-[.E446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4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47]-[.B447])*([.D447])-[.E447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48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48]-[.B448])*([.D448])-[.E448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4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49]-[.B449])*([.D449])-[.E449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5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50]-[.B450])*([.D450])-[.E450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5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51]-[.B451])*([.D451])-[.E451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52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52]-[.B452])*([.D452])-[.E452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5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53]-[.B453])*([.D453])-[.E453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5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54]-[.B454])*([.D454])-[.E454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5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55]-[.B455])*([.D455])-[.E455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56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56]-[.B456])*([.D456])-[.E456]" office:value-type="float" office:value="1880" calcext:value-type="float">
            <text:p>18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5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57]-[.B457])*([.D457])-[.E457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58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58]-[.B458])*([.D458])-[.E458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5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59]-[.B459])*([.D459])-[.E459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6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60]-[.B460])*([.D460])-[.E460]" office:value-type="float" office:value="-1000" calcext:value-type="float">
            <text:p>-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6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61]-[.B461])*([.D461])-[.E461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6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62]-[.B462])*([.D462])-[.E462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6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63]-[.B463])*([.D463])-[.E463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6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64]-[.B464])*([.D464])-[.E464]" office:value-type="float" office:value="340" calcext:value-type="float">
            <text:p>3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6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65]-[.B465])*([.D465])-[.E465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66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66]-[.B466])*([.D466])-[.E466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6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67]-[.B467])*([.D467])-[.E467]" office:value-type="float" office:value="1400" calcext:value-type="float">
            <text:p>1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68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68]-[.B468])*([.D468])-[.E468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6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69]-[.B469])*([.D469])-[.E469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7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70]-[.B470])*([.D470])-[.E470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7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71]-[.B471])*([.D471])-[.E471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7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72]-[.B472])*([.D472])-[.E472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7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73]-[.B473])*([.D473])-[.E473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7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74]-[.B474])*([.D474])-[.E47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7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75]-[.B475])*([.D475])-[.E475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7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76]-[.B476])*([.D476])-[.E476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7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77]-[.B477])*([.D477])-[.E47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7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78]-[.B478])*([.D478])-[.E478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7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79]-[.B479])*([.D479])-[.E479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8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80]-[.B480])*([.D480])-[.E480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8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81]-[.B481])*([.D481])-[.E481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8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82]-[.B482])*([.D482])-[.E482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8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83]-[.B483])*([.D483])-[.E483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8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84]-[.B484])*([.D484])-[.E484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8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85]-[.B485])*([.D485])-[.E485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8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86]-[.B486])*([.D486])-[.E486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8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87]-[.B487])*([.D487])-[.E487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8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88]-[.B488])*([.D488])-[.E488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8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89]-[.B489])*([.D489])-[.E489]" office:value-type="float" office:value="340" calcext:value-type="float">
            <text:p>3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9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90]-[.B490])*([.D490])-[.E490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9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91]-[.B491])*([.D491])-[.E491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9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92]-[.B492])*([.D492])-[.E492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9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493]-[.B493])*([.D493])-[.E493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9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94]-[.B494])*([.D494])-[.E494]" office:value-type="float" office:value="-1360" calcext:value-type="float">
            <text:p>-1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9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495]-[.B495])*([.D495])-[.E49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96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496]-[.B496])*([.D496])-[.E496]" office:value-type="float" office:value="2480" calcext:value-type="float">
            <text:p>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9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97]-[.B497])*([.D497])-[.E497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498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498]-[.B498])*([.D498])-[.E498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49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499]-[.B499])*([.D499])-[.E499]"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00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00]-[.B500])*([.D500])-[.E500]" office:value-type="float" office:value="340" calcext:value-type="float">
            <text:p>3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0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01]-[.B501])*([.D501])-[.E501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0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02]-[.B502])*([.D502])-[.E502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0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03]-[.B503])*([.D503])-[.E503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04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04]-[.B504])*([.D504])-[.E504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0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05]-[.B505])*([.D505])-[.E505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0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06]-[.B506])*([.D506])-[.E50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0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07]-[.B507])*([.D507])-[.E507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08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08]-[.B508])*([.D508])-[.E508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0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09]-[.B509])*([.D509])-[.E509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1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10]-[.B510])*([.D510])-[.E510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1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11]-[.B511])*([.D511])-[.E511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1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12]-[.B512])*([.D512])-[.E512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1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13]-[.B513])*([.D513])-[.E5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1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14]-[.B514])*([.D514])-[.E514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1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15]-[.B515])*([.D515])-[.E515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16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16]-[.B516])*([.D516])-[.E516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1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17]-[.B517])*([.D517])-[.E517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18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18]-[.B518])*([.D518])-[.E518]" office:value-type="float" office:value="-1090" calcext:value-type="float">
            <text:p>-10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1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519]-[.B519])*([.D519])-[.E519]" office:value-type="float" office:value="1880" calcext:value-type="float">
            <text:p>18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2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20]-[.B520])*([.D520])-[.E520]" office:value-type="float" office:value="-2400" calcext:value-type="float">
            <text:p>-2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21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21]-[.B521])*([.D521])-[.E521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2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522]-[.B522])*([.D522])-[.E522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2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23]-[.B523])*([.D523])-[.E523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2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524]-[.B524])*([.D524])-[.E524]" office:value-type="float" office:value="2480" calcext:value-type="float">
            <text:p>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2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25]-[.B525])*([.D525])-[.E525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26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26]-[.B526])*([.D526])-[.E526]"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2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27]-[.B527])*([.D527])-[.E527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2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28]-[.B528])*([.D528])-[.E528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2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29]-[.B529])*([.D529])-[.E529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3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30]-[.B530])*([.D530])-[.E530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3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31]-[.B531])*([.D531])-[.E531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3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32]-[.B532])*([.D532])-[.E532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3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33]-[.B533])*([.D533])-[.E533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34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34]-[.B534])*([.D534])-[.E534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3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35]-[.B535])*([.D535])-[.E535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3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36]-[.B536])*([.D536])-[.E536]" office:value-type="float" office:value="-1360" calcext:value-type="float">
            <text:p>-1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3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37]-[.B537])*([.D537])-[.E537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38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38]-[.B538])*([.D538])-[.E538]" office:value-type="float" office:value="-1090" calcext:value-type="float">
            <text:p>-10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3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39]-[.B539])*([.D539])-[.E539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4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540]-[.B540])*([.D540])-[.E540]" office:value-type="float" office:value="2120" calcext:value-type="float">
            <text:p>21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4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41]-[.B541])*([.D541])-[.E541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42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42]-[.B542])*([.D542])-[.E542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4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43]-[.B543])*([.D543])-[.E543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4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44]-[.B544])*([.D544])-[.E544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4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45]-[.B545])*([.D545])-[.E545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4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46]-[.B546])*([.D546])-[.E546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4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547]-[.B547])*([.D547])-[.E547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4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48]-[.B548])*([.D548])-[.E548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4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49]-[.B549])*([.D549])-[.E549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5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50]-[.B550])*([.D550])-[.E550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5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551]-[.B551])*([.D551])-[.E551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5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52]-[.B552])*([.D552])-[.E552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5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53]-[.B553])*([.D553])-[.E553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5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54]-[.B554])*([.D554])-[.E554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5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555]-[.B555])*([.D555])-[.E555]" office:value-type="float" office:value="1400" calcext:value-type="float">
            <text:p>1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5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56]-[.B556])*([.D556])-[.E556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5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57]-[.B557])*([.D557])-[.E557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58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58]-[.B558])*([.D558])-[.E558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5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559]-[.B559])*([.D559])-[.E559]" office:value-type="float" office:value="1400" calcext:value-type="float">
            <text:p>1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6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60]-[.B560])*([.D560])-[.E560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6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61]-[.B561])*([.D561])-[.E561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6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62]-[.B562])*([.D562])-[.E56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63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63]-[.B563])*([.D563])-[.E563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6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64]-[.B564])*([.D564])-[.E564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6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65]-[.B565])*([.D565])-[.E565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66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566]-[.B566])*([.D566])-[.E566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6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67]-[.B567])*([.D567])-[.E567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6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68]-[.B568])*([.D568])-[.E568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6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69]-[.B569])*([.D569])-[.E56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7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70]-[.B570])*([.D570])-[.E57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7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71]-[.B571])*([.D571])-[.E571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72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72]-[.B572])*([.D572])-[.E572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7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573]-[.B573])*([.D573])-[.E573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74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74]-[.B574])*([.D574])-[.E574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7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75]-[.B575])*([.D575])-[.E575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7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76]-[.B576])*([.D576])-[.E576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7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77]-[.B577])*([.D577])-[.E577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78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78]-[.B578])*([.D578])-[.E578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7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79]-[.B579])*([.D579])-[.E579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8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80]-[.B580])*([.D580])-[.E580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8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81]-[.B581])*([.D581])-[.E581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82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82]-[.B582])*([.D582])-[.E582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8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83]-[.B583])*([.D583])-[.E583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8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84]-[.B584])*([.D584])-[.E584]" office:value-type="float" office:value="-1000" calcext:value-type="float">
            <text:p>-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8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85]-[.B585])*([.D585])-[.E585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8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86]-[.B586])*([.D586])-[.E586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87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87]-[.B587])*([.D587])-[.E587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8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88]-[.B588])*([.D588])-[.E588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8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589]-[.B589])*([.D589])-[.E589]" office:value-type="float" office:value="1400" calcext:value-type="float">
            <text:p>1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90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90]-[.B590])*([.D590])-[.E590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91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591]-[.B591])*([.D591])-[.E591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9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92]-[.B592])*([.D592])-[.E592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9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93]-[.B593])*([.D593])-[.E593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9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94]-[.B594])*([.D594])-[.E594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9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595]-[.B595])*([.D595])-[.E595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96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96]-[.B596])*([.D596])-[.E596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59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97]-[.B597])*([.D597])-[.E597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9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598]-[.B598])*([.D598])-[.E598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59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599]-[.B599])*([.D599])-[.E599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0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00]-[.B600])*([.D600])-[.E600]" office:value-type="float" office:value="-1360" calcext:value-type="float">
            <text:p>-1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01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01]-[.B601])*([.D601])-[.E601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0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02]-[.B602])*([.D602])-[.E602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0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03]-[.B603])*([.D603])-[.E60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04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04]-[.B604])*([.D604])-[.E604]" office:value-type="float" office:value="-2400" calcext:value-type="float">
            <text:p>-2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0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05]-[.B605])*([.D605])-[.E605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0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06]-[.B606])*([.D606])-[.E606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0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07]-[.B607])*([.D607])-[.E607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0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08]-[.B608])*([.D608])-[.E608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0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09]-[.B609])*([.D609])-[.E609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1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10]-[.B610])*([.D610])-[.E610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1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11]-[.B611])*([.D611])-[.E611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1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12]-[.B612])*([.D612])-[.E612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1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13]-[.B613])*([.D613])-[.E613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14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14]-[.B614])*([.D614])-[.E614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1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15]-[.B615])*([.D615])-[.E615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1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16]-[.B616])*([.D616])-[.E616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1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17]-[.B617])*([.D617])-[.E617]" office:value-type="float" office:value="1880" calcext:value-type="float">
            <text:p>18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1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18]-[.B618])*([.D618])-[.E61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1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19]-[.B619])*([.D619])-[.E619]" office:value-type="float" office:value="2480" calcext:value-type="float">
            <text:p>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2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20]-[.B620])*([.D620])-[.E620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2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21]-[.B621])*([.D621])-[.E6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2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22]-[.B622])*([.D622])-[.E62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2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23]-[.B623])*([.D623])-[.E623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24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24]-[.B624])*([.D624])-[.E624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2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25]-[.B625])*([.D625])-[.E625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2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26]-[.B626])*([.D626])-[.E626]" office:value-type="float" office:value="-1090" calcext:value-type="float">
            <text:p>-10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2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27]-[.B627])*([.D627])-[.E627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2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28]-[.B628])*([.D628])-[.E628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2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29]-[.B629])*([.D629])-[.E629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30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30]-[.B630])*([.D630])-[.E630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3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31]-[.B631])*([.D631])-[.E631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3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32]-[.B632])*([.D632])-[.E632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3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33]-[.B633])*([.D633])-[.E633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3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34]-[.B634])*([.D634])-[.E634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3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35]-[.B635])*([.D635])-[.E635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36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36]-[.B636])*([.D636])-[.E636]" office:value-type="float" office:value="2480" calcext:value-type="float">
            <text:p>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3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37]-[.B637])*([.D637])-[.E637]" office:value-type="float" office:value="-1680" calcext:value-type="float">
            <text:p>-16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3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38]-[.B638])*([.D638])-[.E638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3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39]-[.B639])*([.D639])-[.E639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4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40]-[.B640])*([.D640])-[.E6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4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41]-[.B641])*([.D641])-[.E641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4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42]-[.B642])*([.D642])-[.E642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4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43]-[.B643])*([.D643])-[.E643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4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44]-[.B644])*([.D644])-[.E644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4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45]-[.B645])*([.D645])-[.E645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4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46]-[.B646])*([.D646])-[.E646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4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47]-[.B647])*([.D647])-[.E647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4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48]-[.B648])*([.D648])-[.E64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4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49]-[.B649])*([.D649])-[.E649]" office:value-type="float" office:value="340" calcext:value-type="float">
            <text:p>3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5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50]-[.B650])*([.D650])-[.E650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5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51]-[.B651])*([.D651])-[.E651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5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52]-[.B652])*([.D652])-[.E652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53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53]-[.B653])*([.D653])-[.E653]"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54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54]-[.B654])*([.D654])-[.E654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5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55]-[.B655])*([.D655])-[.E655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5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56]-[.B656])*([.D656])-[.E656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5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57]-[.B657])*([.D657])-[.E657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58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58]-[.B658])*([.D658])-[.E658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5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59]-[.B659])*([.D659])-[.E659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6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60]-[.B660])*([.D660])-[.E660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6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61]-[.B661])*([.D661])-[.E661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62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62]-[.B662])*([.D662])-[.E662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63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63]-[.B663])*([.D663])-[.E663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6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64]-[.B664])*([.D664])-[.E664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6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65]-[.B665])*([.D665])-[.E665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6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66]-[.B666])*([.D666])-[.E666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6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67]-[.B667])*([.D667])-[.E667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68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68]-[.B668])*([.D668])-[.E668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6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69]-[.B669])*([.D669])-[.E669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7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70]-[.B670])*([.D670])-[.E670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7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71]-[.B671])*([.D671])-[.E671]" office:value-type="float" office:value="2480" calcext:value-type="float">
            <text:p>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7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72]-[.B672])*([.D672])-[.E672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7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73]-[.B673])*([.D673])-[.E673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74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74]-[.B674])*([.D674])-[.E674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7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75]-[.B675])*([.D675])-[.E675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7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76]-[.B676])*([.D676])-[.E676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77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77]-[.B677])*([.D677])-[.E677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78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78]-[.B678])*([.D678])-[.E678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7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79]-[.B679])*([.D679])-[.E679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8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80]-[.B680])*([.D680])-[.E680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8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81]-[.B681])*([.D681])-[.E681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8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82]-[.B682])*([.D682])-[.E682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8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83]-[.B683])*([.D683])-[.E683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8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84]-[.B684])*([.D684])-[.E684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8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85]-[.B685])*([.D685])-[.E685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86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86]-[.B686])*([.D686])-[.E686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8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87]-[.B687])*([.D687])-[.E687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88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688]-[.B688])*([.D688])-[.E688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8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89]-[.B689])*([.D689])-[.E689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9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90]-[.B690])*([.D690])-[.E690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9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91]-[.B691])*([.D691])-[.E691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9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92]-[.B692])*([.D692])-[.E692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93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93]-[.B693])*([.D693])-[.E693]" office:value-type="float" office:value="340" calcext:value-type="float">
            <text:p>3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9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694]-[.B694])*([.D694])-[.E694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9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95]-[.B695])*([.D695])-[.E695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9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96]-[.B696])*([.D696])-[.E696]" office:value-type="float" office:value="-2400" calcext:value-type="float">
            <text:p>-2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69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697]-[.B697])*([.D697])-[.E697]" office:value-type="float" office:value="2480" calcext:value-type="float">
            <text:p>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9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698]-[.B698])*([.D698])-[.E698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69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699]-[.B699])*([.D699])-[.E699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0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00]-[.B700])*([.D700])-[.E700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0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01]-[.B701])*([.D701])-[.E701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02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02]-[.B702])*([.D702])-[.E702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0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03]-[.B703])*([.D703])-[.E703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0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04]-[.B704])*([.D704])-[.E704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0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05]-[.B705])*([.D705])-[.E705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0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06]-[.B706])*([.D706])-[.E706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0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07]-[.B707])*([.D707])-[.E707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0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08]-[.B708])*([.D708])-[.E708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0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09]-[.B709])*([.D709])-[.E709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1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10]-[.B710])*([.D710])-[.E710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1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11]-[.B711])*([.D711])-[.E711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1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12]-[.B712])*([.D712])-[.E712]" office:value-type="float" office:value="2120" calcext:value-type="float">
            <text:p>21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1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13]-[.B713])*([.D713])-[.E713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1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14]-[.B714])*([.D714])-[.E714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1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15]-[.B715])*([.D715])-[.E715]" office:value-type="float" office:value="-1090" calcext:value-type="float">
            <text:p>-10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16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716]-[.B716])*([.D716])-[.E716]"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1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17]-[.B717])*([.D717])-[.E717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18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18]-[.B718])*([.D718])-[.E718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1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19]-[.B719])*([.D719])-[.E719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2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20]-[.B720])*([.D720])-[.E720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2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21]-[.B721])*([.D721])-[.E721]" office:value-type="float" office:value="1880" calcext:value-type="float">
            <text:p>18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22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22]-[.B722])*([.D722])-[.E722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2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23]-[.B723])*([.D723])-[.E723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2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724]-[.B724])*([.D724])-[.E724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2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25]-[.B725])*([.D725])-[.E725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2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26]-[.B726])*([.D726])-[.E726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2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27]-[.B727])*([.D727])-[.E727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28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28]-[.B728])*([.D728])-[.E728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2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29]-[.B729])*([.D729])-[.E729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3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30]-[.B730])*([.D730])-[.E730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3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31]-[.B731])*([.D731])-[.E731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3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32]-[.B732])*([.D732])-[.E732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3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33]-[.B733])*([.D733])-[.E733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3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34]-[.B734])*([.D734])-[.E7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3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35]-[.B735])*([.D735])-[.E735]" office:value-type="float" office:value="-1360" calcext:value-type="float">
            <text:p>-1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3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36]-[.B736])*([.D736])-[.E736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3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37]-[.B737])*([.D737])-[.E737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38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38]-[.B738])*([.D738])-[.E738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3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739]-[.B739])*([.D739])-[.E739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4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40]-[.B740])*([.D740])-[.E740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4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41]-[.B741])*([.D741])-[.E741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4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42]-[.B742])*([.D742])-[.E742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4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43]-[.B743])*([.D743])-[.E743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4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44]-[.B744])*([.D744])-[.E744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4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45]-[.B745])*([.D745])-[.E745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46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746]-[.B746])*([.D746])-[.E746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4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47]-[.B747])*([.D747])-[.E747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4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48]-[.B748])*([.D748])-[.E748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4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49]-[.B749])*([.D749])-[.E749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50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750]-[.B750])*([.D750])-[.E750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5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51]-[.B751])*([.D751])-[.E751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5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52]-[.B752])*([.D752])-[.E752]" office:value-type="float" office:value="2120" calcext:value-type="float">
            <text:p>21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5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53]-[.B753])*([.D753])-[.E753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5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54]-[.B754])*([.D754])-[.E754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5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55]-[.B755])*([.D755])-[.E755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5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56]-[.B756])*([.D756])-[.E756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57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757]-[.B757])*([.D757])-[.E757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5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58]-[.B758])*([.D758])-[.E758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5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59]-[.B759])*([.D759])-[.E759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6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60]-[.B760])*([.D760])-[.E760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6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761]-[.B761])*([.D761])-[.E761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6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762]-[.B762])*([.D762])-[.E762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6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63]-[.B763])*([.D763])-[.E763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6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64]-[.B764])*([.D764])-[.E764]" office:value-type="float" office:value="1880" calcext:value-type="float">
            <text:p>18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6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65]-[.B765])*([.D765])-[.E765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66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66]-[.B766])*([.D766])-[.E766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6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67]-[.B767])*([.D767])-[.E767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68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68]-[.B768])*([.D768])-[.E768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6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69]-[.B769])*([.D769])-[.E769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7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70]-[.B770])*([.D770])-[.E770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71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71]-[.B771])*([.D771])-[.E771]" office:value-type="float" office:value="-1090" calcext:value-type="float">
            <text:p>-10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7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72]-[.B772])*([.D772])-[.E772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7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73]-[.B773])*([.D773])-[.E773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7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74]-[.B774])*([.D774])-[.E774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7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775]-[.B775])*([.D775])-[.E775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7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76]-[.B776])*([.D776])-[.E776]" office:value-type="float" office:value="-1680" calcext:value-type="float">
            <text:p>-16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7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77]-[.B777])*([.D777])-[.E777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78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78]-[.B778])*([.D778])-[.E778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7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79]-[.B779])*([.D779])-[.E779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8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80]-[.B780])*([.D780])-[.E780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8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781]-[.B781])*([.D781])-[.E781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8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82]-[.B782])*([.D782])-[.E782]" office:value-type="float" office:value="2120" calcext:value-type="float">
            <text:p>21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8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83]-[.B783])*([.D783])-[.E783]" office:value-type="float" office:value="-1360" calcext:value-type="float">
            <text:p>-1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8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84]-[.B784])*([.D784])-[.E784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8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85]-[.B785])*([.D785])-[.E785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8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86]-[.B786])*([.D786])-[.E786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8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87]-[.B787])*([.D787])-[.E787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88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788]-[.B788])*([.D788])-[.E788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8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89]-[.B789])*([.D789])-[.E789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9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90]-[.B790])*([.D790])-[.E790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9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91]-[.B791])*([.D791])-[.E791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92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92]-[.B792])*([.D792])-[.E792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9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93]-[.B793])*([.D793])-[.E793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9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94]-[.B794])*([.D794])-[.E794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9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95]-[.B795])*([.D795])-[.E795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9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796]-[.B796])*([.D796])-[.E796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9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797]-[.B797])*([.D797])-[.E797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798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798]-[.B798])*([.D798])-[.E798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79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799]-[.B799])*([.D799])-[.E799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0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00]-[.B800])*([.D800])-[.E800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0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01]-[.B801])*([.D801])-[.E801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02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02]-[.B802])*([.D802])-[.E802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0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03]-[.B803])*([.D803])-[.E803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0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04]-[.B804])*([.D804])-[.E804]" office:value-type="float" office:value="1880" calcext:value-type="float">
            <text:p>18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0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05]-[.B805])*([.D805])-[.E805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06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06]-[.B806])*([.D806])-[.E806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0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07]-[.B807])*([.D807])-[.E807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0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08]-[.B808])*([.D808])-[.E808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0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09]-[.B809])*([.D809])-[.E809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1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10]-[.B810])*([.D810])-[.E810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1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11]-[.B811])*([.D811])-[.E811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1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12]-[.B812])*([.D812])-[.E812]" office:value-type="float" office:value="340" calcext:value-type="float">
            <text:p>3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1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13]-[.B813])*([.D813])-[.E813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1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14]-[.B814])*([.D814])-[.E814]" office:value-type="float" office:value="890" calcext:value-type="float">
            <text:p>8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1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15]-[.B815])*([.D815])-[.E815]" office:value-type="float" office:value="-2400" calcext:value-type="float">
            <text:p>-2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1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16]-[.B816])*([.D816])-[.E816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17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17]-[.B817])*([.D817])-[.E817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18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18]-[.B818])*([.D818])-[.E818]" office:value-type="float" office:value="-2400" calcext:value-type="float">
            <text:p>-2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1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19]-[.B819])*([.D819])-[.E819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2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20]-[.B820])*([.D820])-[.E820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2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21]-[.B821])*([.D821])-[.E821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22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22]-[.B822])*([.D822])-[.E822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2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23]-[.B823])*([.D823])-[.E823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2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24]-[.B824])*([.D824])-[.E824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2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25]-[.B825])*([.D825])-[.E825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26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26]-[.B826])*([.D826])-[.E826]"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2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27]-[.B827])*([.D827])-[.E827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28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28]-[.B828])*([.D828])-[.E828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2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29]-[.B829])*([.D829])-[.E829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3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30]-[.B830])*([.D830])-[.E830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3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31]-[.B831])*([.D831])-[.E831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3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32]-[.B832])*([.D832])-[.E832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3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33]-[.B833])*([.D833])-[.E833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3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34]-[.B834])*([.D834])-[.E834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3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35]-[.B835])*([.D835])-[.E835]" office:value-type="float" office:value="-1360" calcext:value-type="float">
            <text:p>-1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3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36]-[.B836])*([.D836])-[.E836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3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37]-[.B837])*([.D837])-[.E837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3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38]-[.B838])*([.D838])-[.E838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3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39]-[.B839])*([.D839])-[.E839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40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40]-[.B840])*([.D840])-[.E840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4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41]-[.B841])*([.D841])-[.E841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4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42]-[.B842])*([.D842])-[.E842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4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43]-[.B843])*([.D843])-[.E843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4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44]-[.B844])*([.D844])-[.E844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4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45]-[.B845])*([.D845])-[.E845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4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46]-[.B846])*([.D846])-[.E846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4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47]-[.B847])*([.D847])-[.E847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48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48]-[.B848])*([.D848])-[.E848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4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49]-[.B849])*([.D849])-[.E849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5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50]-[.B850])*([.D850])-[.E85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5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51]-[.B851])*([.D851])-[.E851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52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52]-[.B852])*([.D852])-[.E852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5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53]-[.B853])*([.D853])-[.E853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5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54]-[.B854])*([.D854])-[.E854]" office:value-type="float" office:value="2480" calcext:value-type="float">
            <text:p>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5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55]-[.B855])*([.D855])-[.E855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56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56]-[.B856])*([.D856])-[.E856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5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57]-[.B857])*([.D857])-[.E857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5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58]-[.B858])*([.D858])-[.E858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5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59]-[.B859])*([.D859])-[.E859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6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60]-[.B860])*([.D860])-[.E860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6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61]-[.B861])*([.D861])-[.E861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6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62]-[.B862])*([.D862])-[.E862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6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63]-[.B863])*([.D863])-[.E863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6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64]-[.B864])*([.D864])-[.E864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65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65]-[.B865])*([.D865])-[.E865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66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66]-[.B866])*([.D866])-[.E866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6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67]-[.B867])*([.D867])-[.E867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6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68]-[.B868])*([.D868])-[.E868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6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69]-[.B869])*([.D869])-[.E869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7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70]-[.B870])*([.D870])-[.E870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7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71]-[.B871])*([.D871])-[.E87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72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72]-[.B872])*([.D872])-[.E872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73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73]-[.B873])*([.D873])-[.E873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7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74]-[.B874])*([.D874])-[.E874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7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75]-[.B875])*([.D875])-[.E875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7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76]-[.B876])*([.D876])-[.E876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7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77]-[.B877])*([.D877])-[.E877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78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78]-[.B878])*([.D878])-[.E878]" office:value-type="float" office:value="-2080" calcext:value-type="float">
            <text:p>-20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79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79]-[.B879])*([.D879])-[.E879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8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80]-[.B880])*([.D880])-[.E880]" office:value-type="float" office:value="-2160" calcext:value-type="float">
            <text:p>-21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8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81]-[.B881])*([.D881])-[.E881]" office:value-type="float" office:value="1760" calcext:value-type="float">
            <text:p>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8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82]-[.B882])*([.D882])-[.E882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83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883]-[.B883])*([.D883])-[.E883]"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8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84]-[.B884])*([.D884])-[.E884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8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85]-[.B885])*([.D885])-[.E885]" office:value-type="float" office:value="-1180" calcext:value-type="float">
            <text:p>-11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8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86]-[.B886])*([.D886])-[.E886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8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87]-[.B887])*([.D887])-[.E887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8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88]-[.B888])*([.D888])-[.E888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8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89]-[.B889])*([.D889])-[.E889]" office:value-type="float" office:value="-640" calcext:value-type="float">
            <text:p>-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9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90]-[.B890])*([.D890])-[.E89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9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91]-[.B891])*([.D891])-[.E891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9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92]-[.B892])*([.D892])-[.E892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9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893]-[.B893])*([.D893])-[.E893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9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94]-[.B894])*([.D894])-[.E894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9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95]-[.B895])*([.D895])-[.E895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9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96]-[.B896])*([.D896])-[.E896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897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897]-[.B897])*([.D897])-[.E897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9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898]-[.B898])*([.D898])-[.E898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89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899]-[.B899])*([.D899])-[.E899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00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00]-[.B900])*([.D900])-[.E900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01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01]-[.B901])*([.D901])-[.E901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02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02]-[.B902])*([.D902])-[.E902]" office:value-type="float" office:value="1640" calcext:value-type="float">
            <text:p>16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0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03]-[.B903])*([.D903])-[.E903]" office:value-type="float" office:value="1880" calcext:value-type="float">
            <text:p>18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0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04]-[.B904])*([.D904])-[.E904]"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0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05]-[.B905])*([.D905])-[.E905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0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06]-[.B906])*([.D906])-[.E906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07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07]-[.B907])*([.D907])-[.E907]" office:value-type="float" office:value="-1920" calcext:value-type="float">
            <text:p>-19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0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08]-[.B908])*([.D908])-[.E908]" office:value-type="float" office:value="340" calcext:value-type="float">
            <text:p>3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0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09]-[.B909])*([.D909])-[.E909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1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10]-[.B910])*([.D910])-[.E910]" office:value-type="float" office:value="1520" calcext:value-type="float">
            <text:p>15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1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11]-[.B911])*([.D911])-[.E911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1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12]-[.B912])*([.D912])-[.E912]" office:value-type="float" office:value="340" calcext:value-type="float">
            <text:p>3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13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13]-[.B913])*([.D913])-[.E913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1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14]-[.B914])*([.D914])-[.E914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1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15]-[.B915])*([.D915])-[.E915]" office:value-type="float" office:value="-2400" calcext:value-type="float">
            <text:p>-2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1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16]-[.B916])*([.D916])-[.E916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17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17]-[.B917])*([.D917])-[.E917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1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18]-[.B918])*([.D918])-[.E918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1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19]-[.B919])*([.D919])-[.E919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2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20]-[.B920])*([.D920])-[.E920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2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21]-[.B921])*([.D921])-[.E921]" office:value-type="float" office:value="-1840" calcext:value-type="float">
            <text:p>-18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22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22]-[.B922])*([.D922])-[.E922]" office:value-type="float" office:value="-1090" calcext:value-type="float">
            <text:p>-10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2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23]-[.B923])*([.D923])-[.E923]" office:value-type="float" office:value="-2400" calcext:value-type="float">
            <text:p>-2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24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24]-[.B924])*([.D924])-[.E924]" office:value-type="float" office:value="-1540" calcext:value-type="float">
            <text:p>-15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2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25]-[.B925])*([.D925])-[.E925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2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26]-[.B926])*([.D926])-[.E926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2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27]-[.B927])*([.D927])-[.E92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28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28]-[.B928])*([.D928])-[.E928]"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2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29]-[.B929])*([.D929])-[.E929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30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30]-[.B930])*([.D930])-[.E930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3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31]-[.B931])*([.D931])-[.E931]" office:value-type="float" office:value="560" calcext:value-type="float">
            <text:p>5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3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32]-[.B932])*([.D932])-[.E932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3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33]-[.B933])*([.D933])-[.E933]" office:value-type="float" office:value="-820" calcext:value-type="float">
            <text:p>-8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34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34]-[.B934])*([.D934])-[.E934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3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35]-[.B935])*([.D935])-[.E935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36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36]-[.B936])*([.D936])-[.E936]" office:value-type="float" office:value="-1000" calcext:value-type="float">
            <text:p>-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3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37]-[.B937])*([.D937])-[.E937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38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38]-[.B938])*([.D938])-[.E938]" office:value-type="float" office:value="-2480" calcext:value-type="float">
            <text:p>-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3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39]-[.B939])*([.D939])-[.E939]" office:value-type="float" office:value="1440" calcext:value-type="float">
            <text:p>14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40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40]-[.B940])*([.D940])-[.E940]" office:value-type="float" office:value="-1360" calcext:value-type="float">
            <text:p>-1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4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41]-[.B941])*([.D941])-[.E941]" office:value-type="float" office:value="1110" calcext:value-type="float">
            <text:p>11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4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42]-[.B942])*([.D942])-[.E942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43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43]-[.B943])*([.D943])-[.E943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44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44]-[.B944])*([.D944])-[.E944]" office:value-type="float" office:value="2480" calcext:value-type="float">
            <text:p>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45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45]-[.B945])*([.D945])-[.E945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4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46]-[.B946])*([.D946])-[.E946]" office:value-type="float" office:value="-1680" calcext:value-type="float">
            <text:p>-16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4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47]-[.B947])*([.D947])-[.E947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48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48]-[.B948])*([.D948])-[.E948]" office:value-type="float" office:value="2480" calcext:value-type="float">
            <text:p>24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4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49]-[.B949])*([.D949])-[.E949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5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50]-[.B950])*([.D950])-[.E950]" office:value-type="float" office:value="1400" calcext:value-type="float">
            <text:p>1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51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51]-[.B951])*([.D951])-[.E951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5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52]-[.B952])*([.D952])-[.E952]" office:value-type="float" office:value="450" calcext:value-type="float">
            <text:p>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53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53]-[.B953])*([.D953])-[.E953]" office:value-type="float" office:value="-1000" calcext:value-type="float">
            <text:p>-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5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54]-[.B954])*([.D954])-[.E954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5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55]-[.B955])*([.D955])-[.E955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56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56]-[.B956])*([.D956])-[.E956]" office:value-type="float" office:value="890" calcext:value-type="float">
            <text:p>89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57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57]-[.B957])*([.D957])-[.E957]" office:value-type="float" office:value="2240" calcext:value-type="float">
            <text:p>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5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58]-[.B958])*([.D958])-[.E958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5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59]-[.B959])*([.D959])-[.E959]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6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60]-[.B960])*([.D960])-[.E960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61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61]-[.B961])*([.D961])-[.E961]" office:value-type="float" office:value="-730" calcext:value-type="float">
            <text:p>-7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62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62]-[.B962])*([.D962])-[.E962]" office:value-type="float" office:value="-910" calcext:value-type="float">
            <text:p>-91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63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63]-[.B963])*([.D963])-[.E963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64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64]-[.B964])*([.D964])-[.E964]" office:value-type="float" office:value="-1760" calcext:value-type="float">
            <text:p>-17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6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65]-[.B965])*([.D965])-[.E965]" office:value-type="float" office:value="-1450" calcext:value-type="float">
            <text:p>-145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6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66]-[.B966])*([.D966])-[.E966]" office:value-type="float" office:value="-2400" calcext:value-type="float">
            <text:p>-2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67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67]-[.B967])*([.D967])-[.E967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6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68]-[.B968])*([.D968])-[.E968]" office:value-type="float" office:value="-200" calcext:value-type="float">
            <text:p>-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69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69]-[.B969])*([.D969])-[.E969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70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70]-[.B970])*([.D970])-[.E970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71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71]-[.B971])*([.D971])-[.E971]" office:value-type="float" office:value="-2400" calcext:value-type="float">
            <text:p>-2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7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72]-[.B972])*([.D972])-[.E972]" office:value-type="float" office:value="-600" calcext:value-type="float">
            <text:p>-6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73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73]-[.B973])*([.D973])-[.E973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74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74]-[.B974])*([.D974])-[.E974]" office:value-type="float" office:value="1330" calcext:value-type="float">
            <text:p>133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9" calcext:value-type="float">
            <text:p>0.99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75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75]-[.B975])*([.D975])-[.E975]" office:value-type="float" office:value="2120" calcext:value-type="float">
            <text:p>21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76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76]-[.B976])*([.D976])-[.E976]"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7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77]-[.B977])*([.D977])-[.E977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7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78]-[.B978])*([.D978])-[.E978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2" calcext:value-type="float">
            <text:p>1.02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79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79]-[.B979])*([.D979])-[.E979]" office:value-type="float" office:value="780" calcext:value-type="float">
            <text:p>7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80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80]-[.B980])*([.D980])-[.E980]" office:value-type="float" office:value="-2320" calcext:value-type="float">
            <text:p>-23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81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81]-[.B981])*([.D981])-[.E981]" office:value-type="float" office:value="670" calcext:value-type="float">
            <text:p>6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82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82]-[.B982])*([.D982])-[.E982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8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83]-[.B983])*([.D983])-[.E983]" office:value-type="float" office:value="200" calcext:value-type="float">
            <text:p>2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84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84]-[.B984])*([.D984])-[.E984]" office:value-type="float" office:value="-2240" calcext:value-type="float">
            <text:p>-22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85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85]-[.B985])*([.D985])-[.E985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86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86]-[.B986])*([.D986])-[.E986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8" calcext:value-type="float">
            <text:p>0.98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87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87]-[.B987])*([.D987])-[.E987]" office:value-type="float" office:value="1220" calcext:value-type="float">
            <text:p>122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88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88]-[.B988])*([.D988])-[.E988]" office:value-type="float" office:value="1280" calcext:value-type="float">
            <text:p>128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6" calcext:value-type="float">
            <text:p>0.9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89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89]-[.B989])*([.D989])-[.E989]" office:value-type="float" office:value="400" calcext:value-type="float">
            <text:p>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9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90]-[.B990])*([.D990])-[.E990]" office:value-type="float" office:value="1400" calcext:value-type="float">
            <text:p>1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91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991]-[.B991])*([.D991])-[.E991]" office:value-type="float" office:value="2360" calcext:value-type="float">
            <text:p>236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4" calcext:value-type="float">
            <text:p>1.04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9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92]-[.B992])*([.D992])-[.E992]" office:value-type="float" office:value="-400" calcext:value-type="float">
            <text:p>-4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1" calcext:value-type="float">
            <text:p>1.0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93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93]-[.B993])*([.D993])-[.E993]"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94]=&quot;Rápida&quot;; CHOOSE(RANDBETWEEN(1;3); 8000;9000;10000 ); CHOOSE(RANDBETWEEN(1;3); 10000;11000;12000))"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table:formula="of:=([.A994]-[.B994])*([.D994])-[.E994]" office:value-type="float" office:value="-2000" calcext:value-type="float">
            <text:p>-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6" calcext:value-type="float">
            <text:p>1.06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95]=&quot;Rápida&quot;; CHOOSE(RANDBETWEEN(1;3); 8000;9000;10000 ); CHOOSE(RANDBETWEEN(1;3); 10000;11000;12000))"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table:formula="of:=([.A995]-[.B995])*([.D995])-[.E995]" office:value-type="float" office:value="340" calcext:value-type="float">
            <text:p>34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96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96]-[.B996])*([.D996])-[.E996]" office:value-type="float" office:value="-300" calcext:value-type="float">
            <text:p>-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0.97" calcext:value-type="float">
            <text:p>0.97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97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97]-[.B997])*([.D997])-[.E997]" office:value-type="float" office:value="300" calcext:value-type="float">
            <text:p>3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998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998]-[.B998])*([.D998])-[.E99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999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999]-[.B999])*([.D999])-[.E999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" calcext:value-type="float">
            <text:p>1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000]=&quot;Rápida&quot;; CHOOSE(RANDBETWEEN(1;3); 8000;9000;10000 ); CHOOSE(RANDBETWEEN(1;3); 10000;11000;12000))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formula="of:=([.A1000]-[.B1000])*([.D1000])-[.E1000]" office:value-type="float" office:value="2000" calcext:value-type="float">
            <text:p>200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3" calcext:value-type="float">
            <text:p>1.03</text:p>
          </table:table-cell>
          <table:table-cell table:formula="of:=CHOOSE(RANDBETWEEN(1;2); &quot;Rápida&quot;;&quot;Lenta&quot;)" office:value-type="string" office:string-value="Rápida" calcext:value-type="string">
            <text:p>Rápida</text:p>
          </table:table-cell>
          <table:table-cell table:formula="of:=IF([.C1001]=&quot;Rápida&quot;; CHOOSE(RANDBETWEEN(1;3); 8000;9000;10000 ); CHOOSE(RANDBETWEEN(1;3); 10000;11000;12000))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table:formula="of:=([.A1001]-[.B1001])*([.D1001])-[.E1001]" office:value-type="float" office:value="-1270" calcext:value-type="float">
            <text:p>-127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CHOOSE(RANDBETWEEN(1;11); 0.96;0.97;0.98;0.99;1;1.01;1.02;1.03;1.04;1.05;1.06)" office:value-type="float" office:value="1.05" calcext:value-type="float">
            <text:p>1.05</text:p>
          </table:table-cell>
          <table:table-cell table:formula="of:=CHOOSE(RANDBETWEEN(1;2); &quot;Rápida&quot;;&quot;Lenta&quot;)" office:value-type="string" office:string-value="Lenta" calcext:value-type="string">
            <text:p>Lenta</text:p>
          </table:table-cell>
          <table:table-cell table:formula="of:=IF([.C1002]=&quot;Rápida&quot;; CHOOSE(RANDBETWEEN(1;3); 8000;9000;10000 ); CHOOSE(RANDBETWEEN(1;3); 10000;11000;12000))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formula="of:=([.A1002]-[.B1002])*([.D1002])-[.E1002]" office:value-type="float" office:value="-500" calcext:value-type="float">
            <text:p>-50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Total </text:p>
          </table:table-cell>
          <table:table-cell table:formula="of:=SUM([.F2:.F1002])" office:value-type="float" office:value="-102330" calcext:value-type="float">
            <text:p>-102330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Promedio</text:p>
          </table:table-cell>
          <table:table-cell table:formula="of:=[.F1003]/1000" office:value-type="float" office:value="-102.33" calcext:value-type="float">
            <text:p>-102.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22:48:37.998183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08:59:36.260205928</meta:creation-date>
    <dc:date>2021-09-05T23:26:44.927842207</dc:date>
    <meta:editing-duration>PT46M19S</meta:editing-duration>
    <meta:editing-cycles>12</meta:editing-cycles>
    <meta:generator>LibreOffice/6.4.7.2$Linux_X86_64 LibreOffice_project/40$Build-2</meta:generator>
    <meta:document-statistic meta:table-count="1" meta:cell-count="6038" meta:object-count="0"/>
  </office:meta>
</office:document-meta>
</file>